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2cm"/>
    </style:style>
    <style:style style:name="co2" style:family="table-column">
      <style:table-column-properties fo:break-before="auto" style:column-width="2.346cm"/>
    </style:style>
    <style:style style:name="co3" style:family="table-column">
      <style:table-column-properties fo:break-before="auto" style:column-width="0.774cm"/>
    </style:style>
    <style:style style:name="co4" style:family="table-column">
      <style:table-column-properties fo:break-before="auto" style:column-width="1.196cm"/>
    </style:style>
    <style:style style:name="co5" style:family="table-column">
      <style:table-column-properties fo:break-before="auto" style:column-width="12.04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312cm" fo:break-before="auto" style:use-optimal-row-height="true"/>
    </style:style>
    <style:style style:name="ro2" style:family="table-row">
      <style:table-row-properties style:row-height="0.282cm" fo:break-before="auto" style:use-optimal-row-height="true"/>
    </style:style>
    <style:style style:name="ro3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 fo:border="0.002cm solid #000000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ackground-color="#e6ff00" style:text-align-source="fix" style:repeat-content="false" fo:border="0.002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7" style:family="table-cell" style:parent-style-name="Default" style:data-style-name="N104">
      <style:table-cell-properties fo:background-color="#e6ff00" style:text-align-source="fix" style:repeat-content="false" fo:border="0.002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8" style:family="table-cell" style:parent-style-name="Default" style:data-style-name="N104">
      <style:table-cell-properties style:text-align-source="fix" style:repeat-content="false" fo:border="0.002cm solid #000000"/>
      <style:paragraph-properties fo:text-align="end" fo:margin-left="0cm"/>
      <style:text-properties fo:font-size="7pt" style:font-size-asian="7pt" style:font-size-complex="7pt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10" style:family="table-cell" style:parent-style-name="Default" style:data-style-name="N104">
      <style:table-cell-properties style:text-align-source="fix" style:repeat-content="false" fo:border="0.002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fo:border="0.002cm solid #000000"/>
      <style:text-properties fo:font-size="7pt" fo:font-style="italic" style:font-size-asian="7pt" style:font-style-asian="italic" style:font-size-complex="7pt" style:font-style-complex="italic"/>
    </style:style>
    <style:style style:name="ce1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4" table:default-cell-style-name="ce9"/>
        <table:table-column table:style-name="co4" table:default-cell-style-name="ce6"/>
        <table:table-column table:style-name="co4" table:number-columns-repeated="3" table:default-cell-style-name="ce9"/>
        <table:table-column table:style-name="co5" table:default-cell-style-name="ce3"/>
        <table:table-column table:style-name="co6" table:number-columns-repeated="1014" table:default-cell-style-name="ce3"/>
        <table:table-row table:style-name="ro1">
          <table:table-cell table:style-name="ce1"/>
          <table:table-cell table:style-name="ce4" table:number-columns-repeated="2"/>
          <table:table-cell table:style-name="ce4" office:value-type="string" table:number-columns-spanned="2" table:number-rows-spanned="1">
            <text:p>Farnell</text:p>
          </table:table-cell>
          <table:covered-table-cell table:style-name="ce7"/>
          <table:table-cell table:style-name="ce4" office:value-type="string" table:number-columns-spanned="2" table:number-rows-spanned="1">
            <text:p>RS</text:p>
          </table:table-cell>
          <table:covered-table-cell table:style-name="ce7"/>
          <table:table-cell table:style-name="ce7" office:value-type="string">
            <text:p>Chosen</text:p>
          </table:table-cell>
          <table:table-cell table:style-name="ce7"/>
          <table:table-cell table:style-name="ce1"/>
          <table:table-cell table:style-name="ce12" table:number-columns-repeated="1014"/>
        </table:table-row>
        <table:table-row table:style-name="ro2">
          <table:table-cell table:style-name="ce1" office:value-type="string">
            <text:p>Component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Cost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Total</text:p>
          </table:table-cell>
          <table:table-cell table:style-name="ce1" office:value-type="string">
            <text:p>Note</text:p>
          </table:table-cell>
          <table:table-cell table:style-name="ce12" table:number-columns-repeated="1014"/>
        </table:table-row>
        <table:table-row table:style-name="ro2">
          <table:table-cell table:style-name="ce2" office:value-type="string">
            <text:p>U1</text:p>
          </table:table-cell>
          <table:table-cell table:style-name="ce5" office:value-type="string">
            <text:p>Arduino Micro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style-name="ce5" office:value-type="string">
            <text:p>771-7667</text:p>
          </table:table-cell>
          <table:table-cell table:style-name="ce8" office:value-type="currency" office:currency="GBP" office:value="15.74">
            <text:p>£15.74</text:p>
          </table:table-cell>
          <table:table-cell table:style-name="ce8" office:value-type="currency" office:currency="GBP" office:value="15.74">
            <text:p>£15.74</text:p>
          </table:table-cell>
          <table:table-cell table:style-name="ce8" table:formula="of:=[.C3]*[.H3]" office:value-type="currency" office:currency="GBP" office:value="15.74">
            <text:p>£15.74</text:p>
          </table:table-cell>
          <table:table-cell table:style-name="ce11" office:value-type="string">
            <text:p>With header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DS</text:p>
          </table:table-cell>
          <table:table-cell table:style-name="ce5" office:value-type="string">
            <text:p>DDS Module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style-name="ce5"/>
          <table:table-cell table:style-name="ce8"/>
          <table:table-cell table:style-name="ce8" office:value-type="currency" office:currency="GBP" office:value="7.99">
            <text:p>£7.99</text:p>
          </table:table-cell>
          <table:table-cell table:style-name="ce8" table:formula="of:=[.C4]*[.H4]" office:value-type="currency" office:currency="GBP" office:value="7.99">
            <text:p>£7.99</text:p>
          </table:table-cell>
          <table:table-cell table:style-name="ce11" office:value-type="string">
            <text:p>AD9850 DDS Signal 0-40MHz from 'heavends' on eBay, may be cheaper elsewhere!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U2</text:p>
          </table:table-cell>
          <table:table-cell table:style-name="ce5" office:value-type="string">
            <text:p>MCP6002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style-name="ce5" office:value-type="string">
            <text:p>403-036</text:p>
          </table:table-cell>
          <table:table-cell table:style-name="ce8" office:value-type="currency" office:currency="GBP" office:value="0.24">
            <text:p>£0.24</text:p>
          </table:table-cell>
          <table:table-cell table:style-name="ce8" office:value-type="currency" office:currency="GBP" office:value="0.24">
            <text:p>£0.24</text:p>
          </table:table-cell>
          <table:table-cell table:style-name="ce8" table:formula="of:=[.C5]*[.H5]" office:value-type="currency" office:currency="GBP" office:value="0.24">
            <text:p>£0.24</text:p>
          </table:table-cell>
          <table:table-cell table:style-name="ce11" office:value-type="string">
            <text:p>MCP6002-I/P Dual Op-Amp 1MHz CMOS R-R 3, 5V 8-Pin PDIP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U3</text:p>
          </table:table-cell>
          <table:table-cell table:style-name="ce5" office:value-type="string">
            <text:p>LM7805CT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style-name="ce5" office:value-type="string">
            <text:p>671-0309</text:p>
          </table:table-cell>
          <table:table-cell table:style-name="ce8" office:value-type="currency" office:currency="GBP" office:value="0.494">
            <text:p>£0.49</text:p>
          </table:table-cell>
          <table:table-cell table:style-name="ce8" office:value-type="currency" office:currency="GBP" office:value="0.494">
            <text:p>£0.49</text:p>
          </table:table-cell>
          <table:table-cell table:style-name="ce8" table:formula="of:=[.C6]*[.H6]" office:value-type="currency" office:currency="GBP" office:value="0.494">
            <text:p>£0.49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2" office:value-type="string">
            <text:p>U4</text:p>
          </table:table-cell>
          <table:table-cell table:style-name="ce5" office:value-type="string">
            <text:p>L7809CV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087089</text:p>
          </table:table-cell>
          <table:table-cell table:style-name="ce8" office:value-type="currency" office:currency="GBP" office:value="0.42">
            <text:p>£0.42</text:p>
          </table:table-cell>
          <table:table-cell table:style-name="ce5"/>
          <table:table-cell table:style-name="ce8"/>
          <table:table-cell table:style-name="ce8" office:value-type="currency" office:currency="GBP" office:value="0.42">
            <text:p>£0.42</text:p>
          </table:table-cell>
          <table:table-cell table:style-name="ce8" table:formula="of:=[.C7]*[.H7]" office:value-type="currency" office:currency="GBP" office:value="0.42">
            <text:p>£0.42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2" office:value-type="string">
            <text:p>D1,2</text:p>
          </table:table-cell>
          <table:table-cell table:style-name="ce5" office:value-type="string">
            <text:p>AA143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8"/>
          <table:table-cell table:style-name="ce5"/>
          <table:table-cell table:style-name="ce8"/>
          <table:table-cell table:style-name="ce8" office:value-type="currency" office:currency="GBP" office:value="0.6">
            <text:p>£0.60</text:p>
          </table:table-cell>
          <table:table-cell table:style-name="ce8" table:formula="of:=[.C8]*[.H8]" office:value-type="currency" office:currency="GBP" office:value="1.2">
            <text:p>£1.20</text:p>
          </table:table-cell>
          <table:table-cell table:style-name="ce11" office:value-type="string">
            <text:p>Germanium RF diode from 'slamme58' on eBay (bought 10pk)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1</text:p>
          </table:table-cell>
          <table:table-cell table:style-name="ce5" office:value-type="string">
            <text:p>1uF elec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style-name="ce5" office:value-type="string">
            <text:p>3654199</text:p>
          </table:table-cell>
          <table:table-cell table:style-name="ce8" office:value-type="currency" office:currency="GBP" office:value="0.074">
            <text:p>£0.07</text:p>
          </table:table-cell>
          <table:table-cell table:style-name="ce8" office:value-type="currency" office:currency="GBP" office:value="0.074">
            <text:p>£0.07</text:p>
          </table:table-cell>
          <table:table-cell table:style-name="ce8" table:formula="of:=[.C9]*[.H9]" office:value-type="currency" office:currency="GBP" office:value="0.074">
            <text:p>£0.07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2" office:value-type="string">
            <text:p>C2,4</text:p>
          </table:table-cell>
          <table:table-cell table:style-name="ce5" office:value-type="string">
            <text:p>100nF ceramic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8"/>
          <table:table-cell table:style-name="ce5" office:value-type="string">
            <text:p>5381203</text:p>
          </table:table-cell>
          <table:table-cell table:style-name="ce8" office:value-type="currency" office:currency="GBP" office:value="0.162">
            <text:p>£0.16</text:p>
          </table:table-cell>
          <table:table-cell table:style-name="ce8" office:value-type="currency" office:currency="GBP" office:value="0.162">
            <text:p>£0.16</text:p>
          </table:table-cell>
          <table:table-cell table:style-name="ce8" table:formula="of:=[.C10]*[.H10]" office:value-type="currency" office:currency="GBP" office:value="0.324">
            <text:p>£0.32</text:p>
          </table:table-cell>
          <table:table-cell table:style-name="ce11" office:value-type="string">
            <text:p>=0.1uF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C3,5,6</text:p>
          </table:table-cell>
          <table:table-cell table:style-name="ce5" office:value-type="string">
            <text:p>10nF ceramic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1650710</text:p>
          </table:table-cell>
          <table:table-cell table:style-name="ce8" office:value-type="currency" office:currency="GBP" office:value="0.181">
            <text:p>£0.18</text:p>
          </table:table-cell>
          <table:table-cell table:style-name="ce5"/>
          <table:table-cell table:style-name="ce8"/>
          <table:table-cell table:style-name="ce8" office:value-type="currency" office:currency="GBP" office:value="0.181">
            <text:p>£0.18</text:p>
          </table:table-cell>
          <table:table-cell table:style-name="ce8" table:formula="of:=[.C11]*[.H11]" office:value-type="currency" office:currency="GBP" office:value="0.543">
            <text:p>£0.54</text:p>
          </table:table-cell>
          <table:table-cell table:style-name="ce11" office:value-type="string">
            <text:p>=0.01uf, 10000pf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7,8,9</text:p>
          </table:table-cell>
          <table:table-cell table:style-name="ce5" office:value-type="string">
            <text:p>10uF elec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2346601</text:p>
          </table:table-cell>
          <table:table-cell table:style-name="ce8" office:value-type="currency" office:currency="GBP" office:value="0.07">
            <text:p>£0.07</text:p>
          </table:table-cell>
          <table:table-cell table:style-name="ce5"/>
          <table:table-cell table:style-name="ce8"/>
          <table:table-cell table:style-name="ce8" office:value-type="currency" office:currency="GBP" office:value="0.07">
            <text:p>£0.07</text:p>
          </table:table-cell>
          <table:table-cell table:style-name="ce8" table:formula="of:=[.C12]*[.H12]" office:value-type="currency" office:currency="GBP" office:value="0.21">
            <text:p>£0.21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2" office:value-type="string">
            <text:p>R1,2,3</text:p>
          </table:table-cell>
          <table:table-cell table:style-name="ce5" office:value-type="string">
            <text:p>50Ω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2396015</text:p>
          </table:table-cell>
          <table:table-cell table:style-name="ce8" office:value-type="currency" office:currency="GBP" office:value="0.37">
            <text:p>£0.37</text:p>
          </table:table-cell>
          <table:table-cell table:style-name="ce5"/>
          <table:table-cell table:style-name="ce8"/>
          <table:table-cell table:style-name="ce8" office:value-type="currency" office:currency="GBP" office:value="0.37">
            <text:p>£0.37</text:p>
          </table:table-cell>
          <table:table-cell table:style-name="ce8" table:formula="of:=[.C13]*[.H13]" office:value-type="currency" office:currency="GBP" office:value="1.11">
            <text:p>£1.11</text:p>
          </table:table-cell>
          <table:table-cell table:style-name="ce11" office:value-type="string">
            <text:p>Metal film 1% axial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R4,8</text:p>
          </table:table-cell>
          <table:table-cell table:style-name="ce5" office:value-type="string">
            <text:p>10KΩ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8"/>
          <table:table-cell table:style-name="ce5" office:value-type="string">
            <text:p>132-731</text:p>
          </table:table-cell>
          <table:table-cell table:style-name="ce8" office:value-type="currency" office:currency="GBP" office:value="0.026">
            <text:p>£0.03</text:p>
          </table:table-cell>
          <table:table-cell table:style-name="ce8" office:value-type="currency" office:currency="GBP" office:value="0.026">
            <text:p>£0.03</text:p>
          </table:table-cell>
          <table:table-cell table:style-name="ce8" table:formula="of:=[.C14]*[.H14]" office:value-type="currency" office:currency="GBP" office:value="0.052">
            <text:p>£0.05</text:p>
          </table:table-cell>
          <table:table-cell table:style-name="ce11" office:value-type="string">
            <text:p>Carbon film 0.5W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R5,9</text:p>
          </table:table-cell>
          <table:table-cell table:style-name="ce5" office:value-type="string">
            <text:p>100KΩ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8"/>
          <table:table-cell table:style-name="ce5" office:value-type="string">
            <text:p>7078388</text:p>
          </table:table-cell>
          <table:table-cell table:style-name="ce8" office:value-type="currency" office:currency="GBP" office:value="0.02">
            <text:p>£0.02</text:p>
          </table:table-cell>
          <table:table-cell table:style-name="ce8" office:value-type="currency" office:currency="GBP" office:value="0.02">
            <text:p>£0.02</text:p>
          </table:table-cell>
          <table:table-cell table:style-name="ce8" table:formula="of:=[.C15]*[.H15]" office:value-type="currency" office:currency="GBP" office:value="0.04">
            <text:p>£0.04</text:p>
          </table:table-cell>
          <table:table-cell table:style-name="ce11" office:value-type="string">
            <text:p>Carbon 0.5W, 5%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R6,10</text:p>
          </table:table-cell>
          <table:table-cell table:style-name="ce5" office:value-type="string">
            <text:p>5KΩ (10KΩ preset)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1227524</text:p>
          </table:table-cell>
          <table:table-cell table:style-name="ce8" office:value-type="currency" office:currency="GBP" office:value="0.221">
            <text:p>£0.22</text:p>
          </table:table-cell>
          <table:table-cell table:style-name="ce5"/>
          <table:table-cell table:style-name="ce8"/>
          <table:table-cell table:style-name="ce8" office:value-type="currency" office:currency="GBP" office:value="0.221">
            <text:p>£0.22</text:p>
          </table:table-cell>
          <table:table-cell table:style-name="ce8" table:formula="of:=[.C16]*[.H16]" office:value-type="currency" office:currency="GBP" office:value="0.442">
            <text:p>£0.44</text:p>
          </table:table-cell>
          <table:table-cell table:style-name="ce11" office:value-type="string">
            <text:p>Could not find cheap 5KΩ resistors so chose 10KΩ side adjust trimmer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R7,11</text:p>
          </table:table-cell>
          <table:table-cell table:style-name="ce5" office:value-type="string">
            <text:p>649Ω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1563247</text:p>
          </table:table-cell>
          <table:table-cell table:style-name="ce8" office:value-type="currency" office:currency="GBP" office:value="0.37">
            <text:p>£0.37</text:p>
          </table:table-cell>
          <table:table-cell table:style-name="ce5"/>
          <table:table-cell table:style-name="ce8"/>
          <table:table-cell table:style-name="ce8" office:value-type="currency" office:currency="GBP" office:value="0.37">
            <text:p>£0.37</text:p>
          </table:table-cell>
          <table:table-cell table:style-name="ce8" table:formula="of:=[.C17]*[.H17]" office:value-type="currency" office:currency="GBP" office:value="0.74">
            <text:p>£0.74</text:p>
          </table:table-cell>
          <table:table-cell table:style-name="ce11" office:value-type="string">
            <text:p>Circuit required 648Ω but could not find, so chose 649Ω, 0.25W, 0.5%, 50PPM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ANT</text:p>
          </table:table-cell>
          <table:table-cell table:style-name="ce5" office:value-type="string">
            <text:p>50Ω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169707</text:p>
          </table:table-cell>
          <table:table-cell table:style-name="ce8" office:value-type="currency" office:currency="GBP" office:value="1.68">
            <text:p>£1.68</text:p>
          </table:table-cell>
          <table:table-cell table:style-name="ce5"/>
          <table:table-cell table:style-name="ce8"/>
          <table:table-cell table:style-name="ce8" office:value-type="currency" office:currency="GBP" office:value="1.68">
            <text:p>£1.68</text:p>
          </table:table-cell>
          <table:table-cell table:style-name="ce8" table:formula="of:=[.C18]*[.H18]" office:value-type="currency" office:currency="GBP" office:value="1.68">
            <text:p>£1.68</text:p>
          </table:table-cell>
          <table:table-cell table:style-name="ce11" office:value-type="string">
            <text:p>UHF bulkhead RF coaxial socket, takes a PL-259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PWRSOCK</text:p>
          </table:table-cell>
          <table:table-cell table:style-name="ce5" office:value-type="string">
            <text:p>Socket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243247</text:p>
          </table:table-cell>
          <table:table-cell table:style-name="ce8" office:value-type="currency" office:currency="GBP" office:value="1.07">
            <text:p>£1.07</text:p>
          </table:table-cell>
          <table:table-cell table:style-name="ce5"/>
          <table:table-cell table:style-name="ce8"/>
          <table:table-cell table:style-name="ce8" office:value-type="currency" office:currency="GBP" office:value="1.07">
            <text:p>£1.07</text:p>
          </table:table-cell>
          <table:table-cell table:style-name="ce8" table:formula="of:=[.C19]*[.H19]" office:value-type="currency" office:currency="GBP" office:value="1.07">
            <text:p>£1.07</text:p>
          </table:table-cell>
          <table:table-cell table:style-name="ce11" office:value-type="string">
            <text:p>Power socket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PWRPLUG</text:p>
          </table:table-cell>
          <table:table-cell table:style-name="ce5" office:value-type="string">
            <text:p>Plug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568397</text:p>
          </table:table-cell>
          <table:table-cell table:style-name="ce8" office:value-type="currency" office:currency="GBP" office:value="1.18">
            <text:p>£1.18</text:p>
          </table:table-cell>
          <table:table-cell table:style-name="ce5"/>
          <table:table-cell table:style-name="ce8"/>
          <table:table-cell table:style-name="ce8" office:value-type="currency" office:currency="GBP" office:value="1.18">
            <text:p>£1.18</text:p>
          </table:table-cell>
          <table:table-cell table:style-name="ce8" table:formula="of:=[.C20]*[.H20]" office:value-type="currency" office:currency="GBP" office:value="1.18">
            <text:p>£1.18</text:p>
          </table:table-cell>
          <table:table-cell table:style-name="ce11" office:value-type="string">
            <text:p>Power plug, 4A, 12V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CASE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string">
            <text:p>1877411</text:p>
          </table:table-cell>
          <table:table-cell table:style-name="ce8" office:value-type="currency" office:currency="GBP" office:value="5.56">
            <text:p>£5.56</text:p>
          </table:table-cell>
          <table:table-cell table:style-name="ce5"/>
          <table:table-cell table:style-name="ce8"/>
          <table:table-cell table:style-name="ce8" office:value-type="currency" office:currency="GBP" office:value="5.56">
            <text:p>£5.56</text:p>
          </table:table-cell>
          <table:table-cell table:style-name="ce8" table:formula="of:=[.C21]*[.H21]" office:value-type="currency" office:currency="GBP" office:value="5.56">
            <text:p>£5.56</text:p>
          </table:table-cell>
          <table:table-cell table:style-name="ce11" office:value-type="string">
            <text:p>120x120x59mm, grey ABS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DIP8</text:p>
          </table:table-cell>
          <table:table-cell table:style-name="ce5" office:value-type="string">
            <text:p>8-pin DIP Socket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style-name="ce5" office:value-type="string">
            <text:p>813115</text:p>
          </table:table-cell>
          <table:table-cell table:style-name="ce8" office:value-type="currency" office:currency="GBP" office:value="0.35">
            <text:p>£0.35</text:p>
          </table:table-cell>
          <table:table-cell table:style-name="ce8" office:value-type="currency" office:currency="GBP" office:value="0.35">
            <text:p>£0.35</text:p>
          </table:table-cell>
          <table:table-cell table:style-name="ce8" table:formula="of:=[.C22]*[.H22]" office:value-type="currency" office:currency="GBP" office:value="0.35">
            <text:p>£0.35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2" office:value-type="string">
            <text:p>PINSTRIP</text:p>
          </table:table-cell>
          <table:table-cell table:style-name="ce5" office:value-type="string">
            <text:p>32 way pin stri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8"/>
          <table:table-cell table:style-name="ce5" office:value-type="string">
            <text:p>2677416</text:p>
          </table:table-cell>
          <table:table-cell table:style-name="ce8" office:value-type="currency" office:currency="GBP" office:value="0.752">
            <text:p>£0.75</text:p>
          </table:table-cell>
          <table:table-cell table:style-name="ce8" office:value-type="currency" office:currency="GBP" office:value="0.752">
            <text:p>£0.75</text:p>
          </table:table-cell>
          <table:table-cell table:style-name="ce8" table:formula="of:=[.C23]*[.H23]" office:value-type="currency" office:currency="GBP" office:value="1.504">
            <text:p>£1.50</text:p>
          </table:table-cell>
          <table:table-cell table:style-name="ce11" office:value-type="string">
            <text:p>For Arduino and D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OARD</text:p>
          </table:table-cell>
          <table:table-cell table:style-name="ce5" office:value-type="string">
            <text:p>Veroboard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536938</text:p>
          </table:table-cell>
          <table:table-cell table:style-name="ce8" office:value-type="currency" office:currency="GBP" office:value="6.73">
            <text:p>£6.73</text:p>
          </table:table-cell>
          <table:table-cell table:style-name="ce5"/>
          <table:table-cell table:style-name="ce8"/>
          <table:table-cell table:style-name="ce8" office:value-type="currency" office:currency="GBP" office:value="6.73">
            <text:p>£6.73</text:p>
          </table:table-cell>
          <table:table-cell table:style-name="ce8" table:formula="of:=[.C24]*[.H24]" office:value-type="currency" office:currency="GBP" office:value="6.73">
            <text:p>£6.73</text:p>
          </table:table-cell>
          <table:table-cell table:style-name="ce11" office:value-type="string">
            <text:p>Need '38 strips x 31 holes, 96mm x 81mm, 2.54mm hole spacing stripboard.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5" table:number-columns-repeated="3"/>
          <table:table-cell table:style-name="ce8"/>
          <table:table-cell table:style-name="ce5"/>
          <table:table-cell table:style-name="ce8" table:number-columns-repeated="2"/>
          <table:table-cell table:style-name="ce10"/>
          <table:table-cell table:style-name="ce11" office:value-type="string">
            <text:p>This is 121.92mm x 101.6mm, 41 tracks x 44 holes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5" table:number-columns-repeated="3"/>
          <table:table-cell table:style-name="ce8"/>
          <table:table-cell table:style-name="ce5"/>
          <table:table-cell table:style-name="ce8" table:number-columns-repeated="2"/>
          <table:table-cell table:style-name="ce10" office:value-type="string">
            <text:p>Grand Total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/>
          <table:table-cell table:style-name="ce5" table:number-columns-repeated="3"/>
          <table:table-cell table:style-name="ce8"/>
          <table:table-cell table:style-name="ce5"/>
          <table:table-cell table:style-name="ce8" table:number-columns-repeated="2"/>
          <table:table-cell table:style-name="ce10" table:formula="of:=SUM([.I3:.I24])" office:value-type="currency" office:currency="GBP" office:value="47.693">
            <text:p>£47.69</text:p>
          </table:table-cell>
          <table:table-cell table:style-name="ce2"/>
          <table:table-cell table:number-columns-repeated="1014"/>
        </table:table-row>
        <table:table-row table:style-name="ro2" table:number-rows-repeated="65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23/05/2014</text:date>, <text:time>22:3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5-23T20:43:49</meta:creation-date>
    <dc:date>2014-05-23T22:34:25</dc:date>
    <meta:editing-duration>PT01H50M40S</meta:editing-duration>
    <meta:editing-cycles>24</meta:editing-cycles>
    <meta:generator>OpenOffice.org/3.1$Unix OpenOffice.org_project/310m11$Build-9399</meta:generator>
    <meta:print-date>2014-05-23T22:18:07</meta:print-date>
    <meta:document-statistic meta:table-count="3" meta:cell-count="182" meta:object-count="0"/>
  </office:meta>
</office:document-meta>
</file>